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style:font-name="CMU Serif" fo:font-size="11pt" fo:language="en" fo:country="US" fo:font-style="italic" officeooo:rsid="00105182" officeooo:paragraph-rsid="00105182" style:font-size-asian="9.60000038146973pt" style:font-style-asian="italic" style:font-size-complex="11pt" style:font-style-complex="italic"/>
    </style:style>
    <style:style style:name="P2" style:family="paragraph" style:parent-style-name="Standard">
      <style:paragraph-properties fo:line-height="150%"/>
      <style:text-properties style:font-name="CMU Serif" fo:font-size="11pt" fo:language="en" fo:country="US" officeooo:rsid="00105182" officeooo:paragraph-rsid="00105182" style:font-size-asian="9.60000038146973pt" style:font-size-complex="11pt"/>
    </style:style>
    <style:style style:name="P3" style:family="paragraph" style:parent-style-name="Standard">
      <style:paragraph-properties fo:line-height="150%"/>
      <style:text-properties style:font-name="CMU Serif" fo:font-size="11pt" fo:language="en" fo:country="US" officeooo:rsid="0010bd1b" officeooo:paragraph-rsid="0010bd1b" style:font-size-asian="9.60000038146973pt" style:font-size-complex="11pt"/>
    </style:style>
    <style:style style:name="P4" style:family="paragraph" style:parent-style-name="Standard">
      <style:paragraph-properties fo:line-height="150%"/>
      <style:text-properties style:font-name="CMU Serif" fo:font-size="11pt" fo:language="en" fo:country="US" officeooo:rsid="00119a79" officeooo:paragraph-rsid="001949ee" style:font-size-asian="9.60000038146973pt" style:font-size-complex="11pt"/>
    </style:style>
    <style:style style:name="P5" style:family="paragraph" style:parent-style-name="Standard">
      <style:paragraph-properties fo:line-height="150%"/>
      <style:text-properties style:font-name="CMU Serif" fo:font-size="11pt" fo:language="en" fo:country="US" officeooo:rsid="00119a79" officeooo:paragraph-rsid="00156f16" style:font-size-asian="11pt" style:font-size-complex="11pt"/>
    </style:style>
    <style:style style:name="P6" style:family="paragraph" style:parent-style-name="Text_20_body">
      <style:paragraph-properties fo:margin-left="0.3335in" fo:margin-right="0in" fo:line-height="150%" fo:text-indent="-0.3335in" style:auto-text-indent="false"/>
      <style:text-properties style:font-name="CMU Serif" fo:font-size="11pt" officeooo:paragraph-rsid="00170f0e" style:font-size-asian="11pt" style:font-size-complex="11pt"/>
    </style:style>
    <style:style style:name="P7" style:family="paragraph" style:parent-style-name="Text_20_body">
      <style:paragraph-properties fo:margin-left="0.3335in" fo:margin-right="0in" fo:line-height="150%" fo:text-indent="-0.3335in" style:auto-text-indent="false"/>
      <style:text-properties style:font-name="CMU Serif" fo:font-size="11pt" fo:language="en" fo:country="US" officeooo:rsid="0010bd1b" officeooo:paragraph-rsid="00170f0e" style:font-size-asian="11pt" style:font-size-complex="11pt"/>
    </style:style>
    <style:style style:name="T1" style:family="text">
      <style:text-properties officeooo:rsid="00119a79"/>
    </style:style>
    <style:style style:name="T2" style:family="text">
      <style:text-properties officeooo:rsid="001354aa"/>
    </style:style>
    <style:style style:name="T3" style:family="text">
      <style:text-properties fo:font-style="italic" officeooo:rsid="001354aa" style:font-style-asian="italic" style:font-style-complex="italic"/>
    </style:style>
    <style:style style:name="T4" style:family="text">
      <style:text-properties officeooo:rsid="0016363e"/>
    </style:style>
    <style:style style:name="T5" style:family="text">
      <style:text-properties officeooo:rsid="0017b7f4"/>
    </style:style>
    <style:style style:name="T6" style:family="text">
      <style:text-properties officeooo:rsid="0018097f"/>
    </style:style>
    <style:style style:name="T7" style:family="text">
      <style:text-properties officeooo:rsid="001949e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nkage map</text:p>
      <text:p text:style-name="P2"/>
      <text:p text:style-name="P3">For <text:span text:style-name="T1">linkage map construction</text:span>, we followed the methodology described <text:span text:style-name="T1">in</text:span> <text:span text:style-name="T1">Wang et al. (2013) and Purcell et al. (2014). In brief,</text:span> we collected 185 haploid male offspring from one sexual <text:span text:style-name="T1">female</text:span>. <text:span text:style-name="T1">We digested the sample DNA using the restriction enzymes EcoRI and MseI and ligated barcodes. </text:span></text:p>
      <text:p text:style-name="P4">After quality <text:span text:style-name="T4">control</text:span>, 124 remaining samples were run on an Illumina HiSeq platform. Raw single-end libraries were quality filtered and demultiplexed using <text:span text:style-name="T4">the </text:span>process_radtags <text:span text:style-name="T4">routine </text:span>within Stacks version 1.28 <text:span text:style-name="T6">with</text:span> default parameters (<text:span text:style-name="T4">Catchen et al. 2011</text:span>). <text:span text:style-name="T7">Possible adapter contaminations were clipped. For genotyping, we mapped all samples against a </text:span><text:span text:style-name="T3">L. fabarum</text:span><text:span text:style-name="T2"> draft genome assembly using bowtie2 (Langmead &amp; Salzberg 2012) with rg-id, sensitive and end-to-end options, followed by the addition of an RG header for each sample. We extracted genotypes using mpileup with a minimum mapping quality set to 20 and bcftools, calling per sample genotypes at variant sites using all samples and the haploid option, within the samtools package version 0.1.19 (Li et al. 2009). We filtered the resulting genotypes for a quality score &gt;20, removed loci with &gt;20% missing data and loci with a minor allele frequency &lt;15% using VCFtools version 0.1.12b (Danecek et al. 2011). After filtering, 1319 biallelic SNPs in 90 offspring remained. For constructing linkage groups, we followed Gadau (2009) to account for the unknown phase of the maternal genotype. In short, we duplicated the haploid male genotypes and reversed the phase for one duplicated set and removed one of the mirror linkage group sets after mapping. We generated the map using MSTmap on the data with following parameters: population_type DH , distance_function kosambi, no_map_dist 15.0 , no_map_size 2 , missing_threshold 1.00 , and the cut_off_p_value 1e-6 . The cut-off p value was adjusted to create a linkage map of five linkage groups, whereas the biggest group had a gap of &gt; 70 cM, indicating a false fusion of two groups, which we split in two groups (</text:span><text:span text:style-name="T3">L. fabarum</text:span><text:span text:style-name="T2"> is known to have six chromosomes (Belshaw and Quicke 2003)).</text:span></text:p>
      <text:p text:style-name="P5"/>
      <text:p text:style-name="P5"/>
      <text:p text:style-name="P5"/>
      <text:p text:style-name="P6">Belshaw R, Quicke DLJ. 2003. The cytogenetics of thelytoky in a predominantly asexual parasitoid wasp with covert sex. Genome 46:170–173.</text:p>
      <text:p text:style-name="P6">Catchen JM, Amores <text:span text:style-name="T5">A</text:span>., Hohenlohe P, Cresko W, Postlethwait JH. 2011. Stacks: Building and Genotyping Loci De Novo From Short-Read Sequences. G3 1:171–182.</text:p>
      <text:p text:style-name="P6"><text:soft-page-break/>Danecek P, Auton A, Abecasis G, Albers C <text:span text:style-name="T5">A</text:span>., Banks E, DePristo M <text:span text:style-name="T5">A</text:span>., Handsaker RE, Lunter G, Marth GT, Sherry ST, et al. 2011. The variant call format and VCFtools. Bioinformatics 27:2156–2158.</text:p>
      <text:p text:style-name="P6">Gadau J. 2009. Phase-unknown linkage mapping in ants. Cold Spring Harb. Protoc. 4:<text:span text:style-name="T5">1-2</text:span>.</text:p>
      <text:p text:style-name="P6">Langmead B, Salzberg SL. 2012. Fast gapped-read alignment with Bowtie 2. Nat. Methods 9:357–360.</text:p>
      <text:p text:style-name="P6">Li H, Handsaker B, Wysoker A, Fennell T, Ruan J, Homer N, Marth G, Abecasis G, Durbin R, Subgroup 1000 GenomeProject Data Processing. 2009. The Sequence Alignment/Map format and SAMtools. Bioinformatics 25:2078–2079. </text:p>
      <text:p text:style-name="P6">Purcell J, Brelsford A, Wurm Y, Perrin N, Chapuisat M. 2014. Convergent Genetic Architecture Underlies Social Organization in Ants. Curr. Biol. 24:2728–2732.</text:p>
      <text:p text:style-name="P6">Wang J, Wurm Y, Nipitwattanaphon M, Riba-Grognuz O, Huang Y-C, Shoemaker D, Keller L. 2013. A Y-like social chromosome causes alternative colony organization in fire ants. Nature 493:664–668.</text:p>
      <text:p text:style-name="P7">Wu Y, Bhat PR, Close TJ, Lonardi S. 2008. Efficient and accurate construction of genetic linkage maps from the minimum spanning tree of a graph. PLoS Genet. 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ns Bast</meta:initial-creator>
    <meta:creation-date>2015-03-25T14:28:00.256450707</meta:creation-date>
    <dc:date>2018-02-07T10:08:42.901220688</dc:date>
    <dc:creator>Jens Bast</dc:creator>
    <meta:editing-duration>PT1H45M55S</meta:editing-duration>
    <meta:editing-cycles>12</meta:editing-cycles>
    <meta:generator>LibreOffice/5.1.6.2$Linux_X86_64 LibreOffice_project/10m0$Build-2</meta:generator>
    <meta:document-statistic meta:table-count="0" meta:image-count="0" meta:object-count="0" meta:page-count="2" meta:paragraph-count="12" meta:word-count="552" meta:character-count="3476" meta:non-whitespace-character-count="2941"/>
  </office:meta>
</office:document-meta>
</file>